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5.3cm"/>
    </style:style>
    <style:style style:name="gr6" style:family="graphic" style:parent-style-name="standard">
      <style:graphic-properties draw:stroke="none" svg:stroke-color="#000000" draw:fill="none" draw:fill-color="#ffffff" fo:min-height="1.2cm"/>
    </style:style>
    <style:style style:name="P1" style:family="paragraph">
      <style:paragraph-properties fo:text-align="center"/>
    </style:style>
    <style:style style:name="P2" style:family="paragraph">
      <style:paragraph-properties fo:margin-left="0.8cm" fo:margin-right="0cm" fo:text-indent="0cm">
        <style:tab-stops>
          <style:tab-stop style:position="0.085cm"/>
        </style:tab-stops>
      </style:paragraph-properties>
    </style:style>
    <style:style style:name="P3" style:family="paragraph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2" style:font-name-asian="Arial2" style:font-name-complex="Arial2"/>
    </style:style>
    <style:style style:name="T3" style:family="text">
      <style:text-properties style:font-name="Arial" style:font-name-asian="Arial2" style:font-name-complex="Arial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1.8cm" svg:y1="8.5cm" svg:x2="28.9cm" svg:y2="1.4cm">
          <text:p/>
        </draw:line>
        <draw:line draw:style-name="gr1" draw:text-style-name="P1" draw:layer="layout" svg:x1="14.9cm" svg:y1="1.4cm" svg:x2="21.9cm" svg:y2="8.5cm">
          <text:p/>
        </draw:line>
        <draw:line draw:style-name="gr1" draw:text-style-name="P1" draw:layer="layout" svg:x1="17.9cm" svg:y1="4.4cm" svg:x2="20.9cm" svg:y2="1.4cm">
          <text:p/>
        </draw:line>
        <draw:line draw:style-name="gr1" draw:text-style-name="P1" draw:layer="layout" svg:x1="25.9cm" svg:y1="4.4cm" svg:x2="22.9cm" svg:y2="1.4cm">
          <text:p/>
        </draw:line>
        <draw:line draw:style-name="gr1" draw:text-style-name="P1" draw:layer="layout" svg:x1="19.4cm" svg:y1="2.9cm" svg:x2="17.9cm" svg:y2="1.4cm">
          <text:p/>
        </draw:line>
        <draw:line draw:style-name="gr1" draw:text-style-name="P1" draw:layer="layout" svg:x1="25.9cm" svg:y1="1.4cm" svg:x2="24.4cm" svg:y2="2.9cm">
          <text:p/>
        </draw:line>
        <draw:custom-shape draw:style-name="gr2" draw:text-style-name="P1" draw:layer="layout" svg:width="1.1cm" svg:height="0.9cm" svg:x="14.3cm" svg:y="0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9cm" svg:height="0.9cm" svg:x="22.4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cm" svg:height="0.9cm" svg:x="17.4cm" svg:y="0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.1cm" svg:height="0.9cm" svg:x="20.4cm" svg:y="0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9cm" svg:height="0.9cm" svg:x="25.5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9cm" svg:height="0.9cm" svg:x="28.5cm" svg:y="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1.9cm" svg:y1="18.2cm" svg:x2="29cm" svg:y2="11.1cm">
          <text:p/>
        </draw:line>
        <draw:line draw:style-name="gr1" draw:text-style-name="P1" draw:layer="layout" svg:x1="15cm" svg:y1="11.1cm" svg:x2="22cm" svg:y2="18.2cm">
          <text:p/>
        </draw:line>
        <draw:line draw:style-name="gr1" draw:text-style-name="P1" draw:layer="layout" svg:x1="18cm" svg:y1="14.1cm" svg:x2="21cm" svg:y2="11.1cm">
          <text:p/>
        </draw:line>
        <draw:line draw:style-name="gr1" draw:text-style-name="P1" draw:layer="layout" svg:x1="26cm" svg:y1="14.1cm" svg:x2="23cm" svg:y2="11.1cm">
          <text:p/>
        </draw:line>
        <draw:line draw:style-name="gr1" draw:text-style-name="P1" draw:layer="layout" svg:x1="19.5cm" svg:y1="12.6cm" svg:x2="18cm" svg:y2="11.1cm">
          <text:p/>
        </draw:line>
        <draw:line draw:style-name="gr1" draw:text-style-name="P1" draw:layer="layout" svg:x1="26cm" svg:y1="11.1cm" svg:x2="24.5cm" svg:y2="12.6cm">
          <text:p/>
        </draw:line>
        <draw:custom-shape draw:style-name="gr3" draw:text-style-name="P1" draw:layer="layout" svg:width="1.1cm" svg:height="0.9cm" svg:x="14.4cm" svg:y="9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9cm" svg:height="0.9cm" svg:x="17.6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0.9cm" svg:x="22.4cm" svg:y="9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9cm" svg:height="0.9cm" svg:x="25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.1cm" svg:x="20.4cm" svg:y="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1cm" svg:x="28.4cm" svg:y="9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cm" svg:y1="14.1cm" svg:x2="21cm" svg:y2="11.1cm">
          <text:p/>
        </draw:line>
        <draw:line draw:style-name="gr1" draw:text-style-name="P1" draw:layer="layout" svg:x1="26cm" svg:y1="14.1cm" svg:x2="23cm" svg:y2="11.1cm">
          <text:p/>
        </draw:line>
        <draw:line draw:style-name="gr1" draw:text-style-name="P1" draw:layer="layout" svg:x1="19.5cm" svg:y1="12.6cm" svg:x2="18cm" svg:y2="11.1cm">
          <text:p/>
        </draw:line>
        <draw:line draw:style-name="gr1" draw:text-style-name="P1" draw:layer="layout" svg:x1="26cm" svg:y1="11.1cm" svg:x2="24.5cm" svg:y2="12.6cm">
          <text:p/>
        </draw:line>
        <draw:custom-shape draw:style-name="gr2" draw:text-style-name="P1" draw:layer="layout" svg:width="1.1cm" svg:height="0.9cm" svg:x="14.4cm" svg:y="9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9cm" svg:height="0.9cm" svg:x="17.6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cm" svg:height="0.9cm" svg:x="22.4cm" svg:y="9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9cm" svg:height="0.9cm" svg:x="25.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.1cm" svg:x="20.4cm" svg:y="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.1cm" svg:x="28.4cm" svg:y="9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28.2cm" svg:x2="29.1cm" svg:y2="21.1cm">
          <text:p/>
        </draw:line>
        <draw:line draw:style-name="gr1" draw:text-style-name="P1" draw:layer="layout" svg:x1="15.1cm" svg:y1="21.1cm" svg:x2="22.1cm" svg:y2="28.2cm">
          <text:p/>
        </draw:line>
        <draw:line draw:style-name="gr1" draw:text-style-name="P1" draw:layer="layout" svg:x1="18.1cm" svg:y1="24.1cm" svg:x2="21.1cm" svg:y2="21.1cm">
          <text:p/>
        </draw:line>
        <draw:line draw:style-name="gr1" draw:text-style-name="P1" draw:layer="layout" svg:x1="26.1cm" svg:y1="24.1cm" svg:x2="23.1cm" svg:y2="21.1cm">
          <text:p/>
        </draw:line>
        <draw:line draw:style-name="gr1" draw:text-style-name="P1" draw:layer="layout" svg:x1="19.6cm" svg:y1="22.6cm" svg:x2="18.1cm" svg:y2="21.1cm">
          <text:p/>
        </draw:line>
        <draw:line draw:style-name="gr1" draw:text-style-name="P1" draw:layer="layout" svg:x1="26.1cm" svg:y1="21.1cm" svg:x2="24.6cm" svg:y2="22.6cm">
          <text:p/>
        </draw:line>
        <draw:custom-shape draw:style-name="gr3" draw:text-style-name="P1" draw:layer="layout" svg:width="1.1cm" svg:height="0.9cm" svg:x="14.5cm" svg:y="19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9cm" svg:height="0.9cm" svg:x="17.7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cm" svg:height="0.9cm" svg:x="22.5cm" svg:y="19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0.9cm" svg:height="0.9cm" svg:x="25.7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.1cm" svg:x="20.5cm" svg:y="19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1cm" svg:x="28.5cm" svg:y="19.8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8.1cm" svg:y1="24.1cm" svg:x2="21.1cm" svg:y2="21.1cm">
          <text:p/>
        </draw:line>
        <draw:line draw:style-name="gr1" draw:text-style-name="P1" draw:layer="layout" svg:x1="26.1cm" svg:y1="24.1cm" svg:x2="23.1cm" svg:y2="21.1cm">
          <text:p/>
        </draw:line>
        <draw:line draw:style-name="gr1" draw:text-style-name="P1" draw:layer="layout" svg:x1="19.6cm" svg:y1="22.6cm" svg:x2="18.1cm" svg:y2="21.1cm">
          <text:p/>
        </draw:line>
        <draw:line draw:style-name="gr1" draw:text-style-name="P1" draw:layer="layout" svg:x1="26.1cm" svg:y1="21.1cm" svg:x2="24.6cm" svg:y2="22.6cm">
          <text:p/>
        </draw:line>
        <draw:custom-shape draw:style-name="gr2" draw:text-style-name="P1" draw:layer="layout" svg:width="1.1cm" svg:height="0.9cm" svg:x="14.5cm" svg:y="19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9cm" svg:height="0.9cm" svg:x="17.7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1cm" svg:height="0.9cm" svg:x="22.5cm" svg:y="19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9cm" svg:height="0.9cm" svg:x="25.7cm" svg:y="2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.1cm" svg:x="20.5cm" svg:y="19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.1cm" svg:x="28.5cm" svg:y="1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9cm" svg:height="1.4cm" svg:x="14cm" svg:y="9.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3.7cm" svg:height="5.55cm" svg:x="-0.057cm" svg:y="0.081cm">
          <draw:text-box>
            <text:p><text:span text:style-name="T1"># Functional analogs = # Phylogenetic analogs</text:span></text:p>
            <text:p text:style-name="P2"><text:span text:style-name="T2"/></text:p>
            <text:p text:style-name="P2"><text:span text:style-name="T2">→</text:span><text:span text:style-name="T3"> </text:span><text:span text:style-name="T3">community with very strong trait </text:span><text:span text:style-name="T3"><text:tab/></text:span><text:span text:style-name="T3"><text:tab/></text:span><text:span text:style-name="T3">conservatism</text:span></text:p>
            <text:p><text:span text:style-name="T1"/></text:p>
          </draw:text-box>
        </draw:frame>
        <draw:frame draw:style-name="gr6" draw:layer="layout" svg:width="13.7cm" svg:height="6.65cm" svg:x="-0.1cm" svg:y="9.6cm">
          <draw:text-box>
            <text:p># Functional analogs &gt; # Phylogenetic analogs</text:p>
            <text:p text:style-name="P2"><text:span text:style-name="T2"/></text:p>
            <text:p text:style-name="P2"><text:span text:style-name="T2">→</text:span><text:span text:style-name="T3"> </text:span><text:span text:style-name="T3">greater variability in functional traits than phylogeny</text:span></text:p>
            <text:p text:style-name="P2"><text:span text:style-name="T3"/></text:p>
            <text:p text:style-name="P2"><text:span text:style-name="T2">→</text:span><text:span text:style-name="T3"> </text:span><text:span text:style-name="T3">community where competition is primary mechanism</text:span></text:p>
            <text:p/>
            <text:p/>
          </draw:text-box>
        </draw:frame>
        <draw:frame draw:style-name="gr6" draw:layer="layout" svg:width="13.7cm" svg:height="5.228cm" svg:x="0cm" svg:y="19.6cm">
          <draw:text-box>
            <text:p># Functional analogs &lt; # Phylogenetic analogs</text:p>
            <text:p text:style-name="P2"><text:span text:style-name="T2"/></text:p>
            <text:p text:style-name="P2"><text:span text:style-name="T2">→</text:span><text:span text:style-name="T3"> </text:span><text:span text:style-name="T3">greater variability in phylogeny than functional traits </text:span></text:p>
            <text:p text:style-name="P2"><text:span text:style-name="T3"/></text:p>
            <text:p text:style-name="P2"><text:span text:style-name="T2">→</text:span><text:span text:style-name="T3"> </text:span><text:span text:style-name="T3">community where environmental filtering is primary mechanism</text:span></text:p>
          </draw:text-box>
        </draw:frame>
        <draw:custom-shape draw:style-name="gr4" draw:text-style-name="P1" draw:layer="layout" svg:width="1.7cm" svg:height="1.4cm" svg:x="22.2cm" svg:y="19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7cm" svg:height="1.4cm" svg:x="14.2cm" svg:y="19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7T17:40:15.147035154</meta:creation-date>
    <meta:editing-duration>P0D</meta:editing-duration>
    <meta:editing-cycles>3</meta:editing-cycles>
    <meta:generator>LibreOffice/4.2.8.2$Linux_X86_64 LibreOffice_project/420m0$Build-2</meta:generator>
    <dc:date>2015-10-08T14:17:39.447274222</dc:date>
    <meta:document-statistic meta:object-count="62"/>
  </office:meta>
</office:document-meta>
</file>